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5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1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3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5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top="2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/>
    </style:style>
    <style:style style:name="P4" style:family="paragraph">
      <style:paragraph-properties fo:line-height="105.00%" fo:text-align="left" fo:margin-bottom="8.00pt"/>
    </style:style>
    <text:list-style style:name="L5">
      <text:list-level-style-number text:level="1" style:num-suffix="." style:num-format="1">
        <style:list-level-properties text:space-before="54.00pt" text:min-label-width="18.00pt"/>
      </text:list-level-style-number>
    </text:list-style>
    <style:style style:name="P5" style:family="paragraph">
      <style:paragraph-properties fo:line-height="105.00%" fo:text-align="left"/>
    </style: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top="2.00pt"/>
    </style:style>
    <style:style style:name="P8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RAPORT TESTÓW EKSPLORACYJNYCH</text:span></text:p>
      <text:p text:style-name="P1"><text:span text:style-name="T1">AUTOR TESTÓW:<text:s/></text:span><text:span text:style-name="T2">Kamil Kwiek</text:span></text:p>
      <text:p text:style-name="P1"><text:span text:style-name="T3">WERSJA DOKUMENTU:<text:s/></text:span><text:span text:style-name="T4">SESJA NR 1</text:span></text:p>
      <text:p text:style-name="P1"><text:span text:style-name="T5">DATA ROZPOCZ</text:span><text:span text:style-name="T6">ĘCIA I KOŃCA TEST</text:span><text:span text:style-name="T7">ÓW:<text:s/></text:span><text:span text:style-name="T8">06.12.2012 START 17:00 KONIEC 18:30</text:span></text:p>
      <text:p text:style-name="P1"><text:span text:style-name="T9">CZAS TRWANIA SESJI:<text:s/></text:span><text:span text:style-name="T10">90 minut</text:span></text:p>
      <text:p text:style-name="P1"><text:span text:style-name="T11">CEL:<text:s/></text:span><text:span text:style-name="T12">WERYFIKACJA POPRAWNO</text:span><text:span text:style-name="T13">ŚCI TRWANIA ZADANIA ORAZ PRZERW W APLIKACJI ,,Pomodoro Kanban"</text:span></text:p>
      <text:p text:style-name="P1"><text:span text:style-name="T14">APLIKACJA. LINK: ,,</text:span><text:span text:style-name="T15">Pomodoro Kanban"</text:span><text:span text:style-name="T16"><text:s/></text:span><text:a xlink:href="https://testujpl.gitlab.io/pomodoro-kanban-test/"><text:span text:style-name="T17">https://testujpl.gitlab.io/pomodoro-kanban-test/</text:span></text:a><text:span text:style-name="T18"/></text:p>
      <text:p text:style-name="P1"><text:span text:style-name="T19">ŚRODOWISKO TESTOWE:<text:s/></text:span><text:span text:style-name="T20">Windows 10 Pro; Intel(r) Core(TM) i7-6920HQ CPU @ 2.90GHZ; 64 bitowy system operacyjny.</text:span></text:p>
      <text:p text:style-name="P1"><text:span text:style-name="T21">OBSZAR:<text:s/></text:span><text:span text:style-name="T22">CZAS TRWANIA ZADA</text:span><text:span text:style-name="T23">Ń I PRZERW.</text:span></text:p>
      <text:p text:style-name="P2"><text:span text:style-name="T24">CZEGO NIE UDA</text:span><text:span text:style-name="T25">ŁO SIĘ ZREALIZOWAĆ PODCZAS SESJI:</text:span></text:p>
      <text:list text:style-name="L3">
        <text:list-item>
          <text:p text:style-name="P3"><text:span text:style-name="T26">WERYFIKACJI USTAWIE</text:span><text:span text:style-name="T27">Ń DLA DŁUGIEJ PRZERWY.</text:span><text:span text:style-name="T28"><text:line-break/></text:span></text:p>
        </text:list-item>
      </text:list>
      <text:p text:style-name="P4"><text:span text:style-name="T29">DEFEKTY: Maksymalny czas, który mo</text:span><text:span text:style-name="T30">żna ustawić dla trwania zadania wynosi więcej niż wskazano w specyfikacji. Przesuwając suwak w prawo uzyskujemy kolejno wartości: 59:15, 59:30, 59:45, 0:00, 0:15.</text:span></text:p>
      <text:p text:style-name="P4"><text:span text:style-name="T31">KROKI DO REPRODUKCJI:</text:span></text:p>
      <text:list text:style-name="L5">
        <text:list-item>
          <text:p text:style-name="P5"><text:span text:style-name="T31">Wejd</text:span><text:span text:style-name="T32">ź na:<text:s/></text:span><text:a xlink:href="https://testujpl.gitlab.io/pomodoro-kanban-test/"><text:span text:style-name="T33">https://testujpl.gitlab.io/pomodoro-kanban-test/</text:span></text:a><text:span text:style-name="T34"/></text:p>
        </text:list-item>
        <text:list-item>
          <text:p text:style-name="P5"><text:span text:style-name="T35">W lewym górnym rogu kliknij symbol ustawie</text:span><text:span text:style-name="T36">ń, tj. koło zębate.</text:span></text:p>
        </text:list-item>
        <text:list-item>
          <text:p text:style-name="P5"><text:span text:style-name="T37">Suwak Pomodoro Time przesu</text:span><text:span text:style-name="T38">ń w prawo.</text:span></text:p>
        </text:list-item>
        <text:list-item>
          <text:p text:style-name="P5"><text:span text:style-name="T39">Po przekroczeniu minuty 59:00 istnieje mo</text:span><text:span text:style-name="T40">żliwość ustawienia innych wartości, tj.: 59:15, 59:30, 59:45, po czym po kolejnych przesunięciach suwaka, timer kolejno wyświetla wartość 0:00 oraz 0:15.</text:span></text:p>
        </text:list-item>
      </text:list>
      <text:p text:style-name="P6"><text:span text:style-name="T41">OCZEWIKANY REZULTAT</text:span><text:span text:style-name="T42">: Maksymalny czas trwania zadania wynosi 59 minut.<text:s/></text:span><text:span text:style-name="T43">AKTUALNY REZULTAT</text:span><text:span text:style-name="T44">: Maksymalny czas trwania zadania wynosi ponad 59 minut.</text:span></text:p>
      <text:p text:style-name="P7"><text:span text:style-name="T45">ODKRYCIA/POTENCJALNE PROBLEMY:<text:s/></text:span><text:span text:style-name="T46">Brak.</text:span></text:p>
      <text:p text:style-name="P8"><text:span text:style-name="T4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